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4" style:family="paragraph" style:parent-style-name="Heading_20_1" style:list-style-name="WWNum2">
      <style:paragraph-properties fo:break-before="auto" fo:break-after="auto"/>
    </style:style>
    <style:style style:name="P2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color="#1155cc" style:text-underline-style="solid" style:text-underline-width="auto" style:text-underline-color="font-color"/>
    </style:style>
    <style:style style:name="T18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aczyuw2yex2w"/><text:span text:style-name="T1">Sistemes de gestió empresarial</text:span><text:span text:style-name="T2"><text:line-break/></text:span><text:span text:style-name="T3">UD 06.(Semipresencial) Activitats no a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tzat Novembre 2024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2"><text:a xlink:type="simple" xlink:href="#_dbh0n1vac4c8" text:style-name="Index_20_Link" text:visited-style-name="Index_20_Link"><text:span text:style-name="T16">Activitat 01</text:span></text:a><text:span text:style-name="T16"><text:tab/>2</text:span></text:p>
        </text:index-body>
      </text:table-of-content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pan text:style-name="T14">UD07. Activitats no avaluables 01 (Semipresencial)</text:span></text:p>
      <text:list xml:id="list877534124" text:style-name="WWNum2">
        <text:list-item>
          <text:p text:style-name="P24"><text:bookmark text:name="_dbh0n1vac4c8"/>Activitat 01</text:p>
        </text:list-item>
      </text:list>
      <text:p text:style-name="Standard">Revisa els exemples del 01 al 06 que pots trobar al repositori:</text:p>
      <text:p text:style-name="Standard"><text:a xlink:type="simple" xlink:href="https://github.com/sergarb1/OdooModulosEjemplos" text:style-name="ListLabel_20_10" text:visited-style-name="ListLabel_20_10"><text:span text:style-name="T17">https://github.com/sergarb1/OdooModulosEjemplos</text:span></text:a></text:p>
      <text:p text:style-name="Standard"/>
      <text:p text:style-name="Standard">Tractar de provar-los i veure que funcionen al teu sistema.</text:p>
      <text:p text:style-name="Standard">Quan funciones has de:</text:p>
      <text:list xml:id="list3170063800" text:style-name="WWNum1">
        <text:list-item>
          <text:p text:style-name="P21"><text:soft-page-break/>Revisar els seus manifests.</text:p>
        </text:list-item>
        <text:list-item>
          <text:p text:style-name="P22">Revisar els seus models de dades.</text:p>
        </text:list-item>
        <text:list-item>
          <text:p text:style-name="P23">Revisar les seues vistes.</text:p>
        </text:list-item>
      </text:list>
      <text:p text:style-name="P13"/>
      <text:p text:style-name="P13">Comparteix els teus dubtes, observacions, ampliacions i trucs al fòrum del mòdu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7. Activitats no avaluables 01</text:span></text:p>
      </style:header>
      <style:footer>
        <text:p text:style-name="MP4"><text:span text:style-name="MT1">Sistemes de gestió empresarial<text:tab/><text:tab/>UD07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25" meta:word-count="170" meta:character-count="1125" meta:non-whitespace-character-count="977"/>
    <meta:generator>LibreOfficeDev/6.0.5.2$Linux_X86_64 LibreOffice_project/</meta:generator>
  </office:meta>
</office:document-meta>
</file>